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2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style-name="Default" office:value-type="string">
            <text:p>ma-gic</text:p>
          </table:table-cell>
          <table:table-cell office:value-type="string">
            <text:p>powers, doing something impossible</text:p>
          </table:table-cell>
          <table:table-cell office:value-type="string">
            <text:p>Do you know how to do magic?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wand</text:p>
          </table:table-cell>
          <table:table-cell table:style-name="Default" office:value-type="string">
            <text:p>wand</text:p>
          </table:table-cell>
          <table:table-cell office:value-type="string">
            <text:p>a stick you can use to do magic</text:p>
          </table:table-cell>
          <table:table-cell office:value-type="string">
            <text:p>She waves the wand around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rick</text:p>
          </table:table-cell>
          <table:table-cell table:style-name="Default" office:value-type="string">
            <text:p>trick</text:p>
          </table:table-cell>
          <table:table-cell office:value-type="string">
            <text:p>something you do to fool people</text:p>
          </table:table-cell>
          <table:table-cell office:value-type="string">
            <text:p>It's not nice to trick people!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abbit</text:p>
          </table:table-cell>
          <table:table-cell table:style-name="Default" office:value-type="string">
            <text:p>rab-bit</text:p>
          </table:table-cell>
          <table:table-cell office:value-type="string">
            <text:p>a small animal with long ears</text:p>
          </table:table-cell>
          <table:table-cell office:value-type="string">
            <text:p>The rabbit hops to the carrot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ap</text:p>
          </table:table-cell>
          <table:table-cell table:style-name="Default" office:value-type="string">
            <text:p>tap</text:p>
          </table:table-cell>
          <table:table-cell office:value-type="string">
            <text:p>a small hit</text:p>
          </table:table-cell>
          <table:table-cell office:value-type="string">
            <text:p>He taps the desk to the music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ea</text:p>
          </table:table-cell>
          <table:table-cell table:style-name="Default" office:value-type="string">
            <text:p>i-de-a</text:p>
          </table:table-cell>
          <table:table-cell office:value-type="string">
            <text:p>to think of something</text:p>
          </table:table-cell>
          <table:table-cell office:value-type="string">
            <text:p>I have a great idea!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detail</text:p>
          </table:table-cell>
          <table:table-cell table:style-name="Default" office:value-type="string">
            <text:p>de-tail</text:p>
          </table:table-cell>
          <table:table-cell office:value-type="string">
            <text:p>thinks you can talk about in a story</text:p>
          </table:table-cell>
          <table:table-cell office:value-type="string">
            <text:p>What are the details of the story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rong</text:p>
          </table:table-cell>
          <table:table-cell table:style-name="Default" office:value-type="string">
            <text:p>strong</text:p>
          </table:table-cell>
          <table:table-cell office:value-type="string">
            <text:p>able to pick up heavy things</text:p>
          </table:table-cell>
          <table:table-cell office:value-type="string">
            <text:p>The strong person picks up the car!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fur</text:p>
          </table:table-cell>
          <table:table-cell table:style-name="Default" office:value-type="string">
            <text:p>fur</text:p>
          </table:table-cell>
          <table:table-cell office:value-type="string">
            <text:p>animal hair</text:p>
          </table:table-cell>
          <table:table-cell office:value-type="string">
            <text:p>What color is the cat's fur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stripe</text:p>
          </table:table-cell>
          <table:table-cell table:style-name="Default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ow many stripes are on his shirt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ide</text:p>
          </table:table-cell>
          <table:table-cell table:style-name="Default" office:value-type="string">
            <text:p>hide</text:p>
          </table:table-cell>
          <table:table-cell office:value-type="string">
            <text:p>to make it so other people can't see you</text:p>
          </table:table-cell>
          <table:table-cell office:value-type="string">
            <text:p>The kids hide from the scary monster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wild</text:p>
          </table:table-cell>
          <table:table-cell table:style-name="Default" office:value-type="string">
            <text:p>wild</text:p>
          </table:table-cell>
          <table:table-cell office:value-type="string">
            <text:p>when an animal is not in your home or on a farm</text:p>
          </table:table-cell>
          <table:table-cell office:value-type="string">
            <text:p>You shouldn't touch wild animal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unt</text:p>
          </table:table-cell>
          <table:table-cell table:style-name="Default" office:value-type="string">
            <text:p>hunt</text:p>
          </table:table-cell>
          <table:table-cell office:value-type="string">
            <text:p>to try to kill something for food</text:p>
          </table:table-cell>
          <table:table-cell office:value-type="string">
            <text:p>They are hunting for food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</text:p>
          </table:table-cell>
          <table:table-cell table:style-name="Default" office:value-type="string">
            <text:p>soil</text:p>
          </table:table-cell>
          <table:table-cell office:value-type="string">
            <text:p>dirt, brown stuff that plants live in</text:p>
          </table:table-cell>
          <table:table-cell office:value-type="string">
            <text:p>She plants the flowers in the soil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rinkle</text:p>
          </table:table-cell>
          <table:table-cell table:style-name="Default" office:value-type="string">
            <text:p>sprink-le</text:p>
          </table:table-cell>
          <table:table-cell office:value-type="string">
            <text:p>to drop a little bit</text:p>
          </table:table-cell>
          <table:table-cell office:value-type="string">
            <text:p>First sprinkle some water on the seeds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g</text:p>
          </table:table-cell>
          <table:table-cell table:style-name="Default" office:value-type="string">
            <text:p>jug</text:p>
          </table:table-cell>
          <table:table-cell office:value-type="string">
            <text:p>a big jar</text:p>
          </table:table-cell>
          <table:table-cell office:value-type="string">
            <text:p>What do you think is inside the jug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ow</text:p>
          </table:table-cell>
          <table:table-cell table:style-name="Default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What do you want to be when you grow up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le</text:p>
          </table:table-cell>
          <table:table-cell table:style-name="Default" office:value-type="string">
            <text:p>hole</text:p>
          </table:table-cell>
          <table:table-cell office:value-type="string">
            <text:p>a part that is missing</text:p>
          </table:table-cell>
          <table:table-cell office:value-type="string">
            <text:p>The kids look into the deep hole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ose</text:p>
          </table:table-cell>
          <table:table-cell table:style-name="Default" office:value-type="string">
            <text:p>loose</text:p>
          </table:table-cell>
          <table:table-cell office:value-type="string">
            <text:p>not tight, easy to move or easy to take off</text:p>
          </table:table-cell>
          <table:table-cell office:value-type="string">
            <text:p>He pulls out the loose tooth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ngue</text:p>
          </table:table-cell>
          <table:table-cell table:style-name="Default" office:value-type="string">
            <text:p>tongue</text:p>
          </table:table-cell>
          <table:table-cell office:value-type="string">
            <text:p>the muscle in your mouth</text:p>
          </table:table-cell>
          <table:table-cell office:value-type="string">
            <text:p>Can you talk without a tongu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ggle</text:p>
          </table:table-cell>
          <table:table-cell table:style-name="Default" office:value-type="string">
            <text:p>wig-gle</text:p>
          </table:table-cell>
          <table:table-cell office:value-type="string">
            <text:p>to move side to side a little bit</text:p>
          </table:table-cell>
          <table:table-cell office:value-type="string">
            <text:p>The cat wiggles its ears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ger</text:p>
          </table:table-cell>
          <table:table-cell table:style-name="Default" office:value-type="string">
            <text:p>fing-er</text:p>
          </table:table-cell>
          <table:table-cell office:value-type="string">
            <text:p>five things on your hand</text:p>
          </table:table-cell>
          <table:table-cell office:value-type="string">
            <text:p>How many fingers do you hav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hiny</text:p>
          </table:table-cell>
          <table:table-cell table:style-name="Default" office:value-type="string">
            <text:p>shi-ny</text:p>
          </table:table-cell>
          <table:table-cell office:value-type="string">
            <text:p>to have light coming off of it</text:p>
          </table:table-cell>
          <table:table-cell office:value-type="string">
            <text:p>She sees something shiny in the water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ict</text:p>
          </table:table-cell>
          <table:table-cell table:style-name="Default" office:value-type="string">
            <text:p>pre-dict</text:p>
          </table:table-cell>
          <table:table-cell office:value-type="string">
            <text:p>to think about and guess the future</text:p>
          </table:table-cell>
          <table:table-cell office:value-type="string">
            <text:p>What do you predict will happen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eepy</text:p>
          </table:table-cell>
          <table:table-cell table:style-name="Default" office:value-type="string">
            <text:p>creep-y</text:p>
          </table:table-cell>
          <table:table-cell office:value-type="string">
            <text:p>scary, makes you feel unhappy</text:p>
          </table:table-cell>
          <table:table-cell office:value-type="string">
            <text:p>The creepy spider climbs on the wall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af</text:p>
          </table:table-cell>
          <table:table-cell table:style-name="Default" office:value-type="string">
            <text:p>leaf</text:p>
          </table:table-cell>
          <table:table-cell office:value-type="string">
            <text:p>a flat green part of a plant (plural: leaves)</text:p>
          </table:table-cell>
          <table:table-cell office:value-type="string">
            <text:p>Leaves fall from the trees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em</text:p>
          </table:table-cell>
          <table:table-cell table:style-name="Default" office:value-type="string">
            <text:p>stem</text:p>
          </table:table-cell>
          <table:table-cell office:value-type="string">
            <text:p>a long brown part of a plant</text:p>
          </table:table-cell>
          <table:table-cell office:value-type="string">
            <text:p>What can you see on the stem of the flower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ing</text:p>
          </table:table-cell>
          <table:table-cell table:style-name="Default" office:value-type="string">
            <text:p>sting</text:p>
          </table:table-cell>
          <table:table-cell office:value-type="string">
            <text:p>to get hurt by a bee or other bug</text:p>
          </table:table-cell>
          <table:table-cell office:value-type="string">
            <text:p>The angry bee gets ready to sting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rm</text:p>
          </table:table-cell>
          <table:table-cell table:style-name="Default" office:value-type="string">
            <text:p>harm</text:p>
          </table:table-cell>
          <table:table-cell office:value-type="string">
            <text:p>to hurt someone</text:p>
          </table:table-cell>
          <table:table-cell office:value-type="string">
            <text:p>Some bugs are harmful to plants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isp</text:p>
          </table:table-cell>
          <table:table-cell table:style-name="Default" office:value-type="string">
            <text:p>crisp</text:p>
          </table:table-cell>
          <table:table-cell office:value-type="string">
            <text:p>hard, easy to break</text:p>
          </table:table-cell>
          <table:table-cell office:value-type="string">
            <text:p>He gives me a new, crisp piece of paper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joy</text:p>
          </table:table-cell>
          <table:table-cell table:style-name="Default" office:value-type="string">
            <text:p>en-joy</text:p>
          </table:table-cell>
          <table:table-cell office:value-type="string">
            <text:p>to have fun</text:p>
          </table:table-cell>
          <table:table-cell office:value-type="string">
            <text:p>Do you enjoy watching movie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icky</text:p>
          </table:table-cell>
          <table:table-cell table:style-name="Default" office:value-type="string">
            <text:p>stick-y</text:p>
          </table:table-cell>
          <table:table-cell office:value-type="string">
            <text:p>to feel like something is glue</text:p>
          </table:table-cell>
          <table:table-cell office:value-type="string">
            <text:p>There is something sticky on the table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thor</text:p>
          </table:table-cell>
          <table:table-cell table:style-name="Default" office:value-type="string">
            <text:p>auth-or</text:p>
          </table:table-cell>
          <table:table-cell office:value-type="string">
            <text:p>a person who writes a story</text:p>
          </table:table-cell>
          <table:table-cell office:value-type="string">
            <text:p>Why did the author write this story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ribe</text:p>
          </table:table-cell>
          <table:table-cell table:style-name="Default" office:value-type="string">
            <text:p>de-scribe</text:p>
          </table:table-cell>
          <table:table-cell office:value-type="string">
            <text:p>to talk about</text:p>
          </table:table-cell>
          <table:table-cell office:value-type="string">
            <text:p>Can you describe the taste of an apple?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pare</text:p>
          </table:table-cell>
          <table:table-cell table:style-name="Default" office:value-type="string">
            <text:p>com-pare</text:p>
          </table:table-cell>
          <table:table-cell office:value-type="string">
            <text:p>to see how two things are the same</text:p>
          </table:table-cell>
          <table:table-cell office:value-type="string">
            <text:p>How do you compare a movie and a book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avorite</text:p>
          </table:table-cell>
          <table:table-cell table:style-name="Default" office:value-type="string">
            <text:p>fa-vor-ite</text:p>
          </table:table-cell>
          <table:table-cell office:value-type="string">
            <text:p>the one you like the most</text:p>
          </table:table-cell>
          <table:table-cell office:value-type="string">
            <text:p>My favorite food is pizza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tcher</text:p>
          </table:table-cell>
          <table:table-cell table:style-name="Default" office:value-type="string">
            <text:p>pitch-er</text:p>
          </table:table-cell>
          <table:table-cell office:value-type="string">
            <text:p>a person who throws a ball in a baseball game</text:p>
          </table:table-cell>
          <table:table-cell office:value-type="string">
            <text:p>The pitcher throws the ball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oset</text:p>
          </table:table-cell>
          <table:table-cell table:style-name="Default" office:value-type="string">
            <text:p>clos-et</text:p>
          </table:table-cell>
          <table:table-cell office:value-type="string">
            <text:p>a small room where you keep clothes</text:p>
          </table:table-cell>
          <table:table-cell office:value-type="string">
            <text:p>What do you have in your closet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lection</text:p>
          </table:table-cell>
          <table:table-cell table:style-name="Default" office:value-type="string">
            <text:p>col-lec-tion</text:p>
          </table:table-cell>
          <table:table-cell office:value-type="string">
            <text:p>many things that are similar you keep for fun</text:p>
          </table:table-cell>
          <table:table-cell office:value-type="string">
            <text:p>His card collection is very large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lid</text:p>
          </table:table-cell>
          <table:table-cell office:value-type="string">
            <text:p>the top of a bucket</text:p>
          </table:table-cell>
          <table:table-cell office:value-type="string">
            <text:p>Can you find the lid for this jar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when you go somewhere fun for a few days</text:p>
          </table:table-cell>
          <table:table-cell office:value-type="string">
            <text:p>Where will you go for your vacation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trip</text:p>
          </table:table-cell>
          <table:table-cell office:value-type="string">
            <text:p>to go somewhere else and come back after some time</text:p>
          </table:table-cell>
          <table:table-cell office:value-type="string">
            <text:p>My family will take a trip to Japan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choose</text:p>
          </table:table-cell>
          <table:table-cell office:value-type="string">
            <text:p>to pick one</text:p>
          </table:table-cell>
          <table:table-cell office:value-type="string">
            <text:p>Choose the right answer!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a train that goes underground, MRT</text:p>
          </table:table-cell>
          <table:table-cell office:value-type="string">
            <text:p>We can ride the subway to the library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cloth on your bed that keeps you warm</text:p>
          </table:table-cell>
          <table:table-cell office:value-type="string">
            <text:p>I will use a blanket to stay warm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fresh</text:p>
          </table:table-cell>
          <table:table-cell office:value-type="string">
            <text:p>new and good to eat or good to use</text:p>
          </table:table-cell>
          <table:table-cell office:value-type="string">
            <text:p>Do you have any fresh fruit?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the only one, hard to find others</text:p>
          </table:table-cell>
          <table:table-cell office:value-type="string">
            <text:p>This ring is very special to me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straw</text:p>
          </table:table-cell>
          <table:table-cell office:value-type="string">
            <text:p>a long stick you can drink from</text:p>
          </table:table-cell>
          <table:table-cell office:value-type="string">
            <text:p>The boys use straws to drink milk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sket</text:p>
          </table:table-cell>
          <table:table-cell office:value-type="string">
            <text:p>bask-et</text:p>
          </table:table-cell>
          <table:table-cell office:value-type="string">
            <text:p>a hard bag for carrying things</text:p>
          </table:table-cell>
          <table:table-cell office:value-type="string">
            <text:p>She carries a basket of bread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ket</text:p>
          </table:table-cell>
          <table:table-cell office:value-type="string">
            <text:p>mark-et</text:p>
          </table:table-cell>
          <table:table-cell office:value-type="string">
            <text:p>a place where you can buy a lot of different things</text:p>
          </table:table-cell>
          <table:table-cell office:value-type="string">
            <text:p>Do you like to shop at the night market?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ase (situation)</text:p>
          </table:table-cell>
          <table:table-cell office:value-type="string">
            <text:p>case</text:p>
          </table:table-cell>
          <table:table-cell office:value-type="string">
            <text:p>something you have to do, something you are doing</text:p>
          </table:table-cell>
          <table:table-cell office:value-type="string">
            <text:p>We should bring a coat in case it is col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ack</text:p>
          </table:table-cell>
          <table:table-cell office:value-type="string">
            <text:p>a basket that is hanging on a wall or on legs</text:p>
          </table:table-cell>
          <table:table-cell office:value-type="string">
            <text:p>Please put your shoes on the shoe rack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rumb</text:p>
          </table:table-cell>
          <table:table-cell office:value-type="string">
            <text:p>a small piece of bread or cookies</text:p>
          </table:table-cell>
          <table:table-cell office:value-type="string">
            <text:p>The mice eat crumbs from the brea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ug</text:p>
          </table:table-cell>
          <table:table-cell office:value-type="string">
            <text:p>a cloth that covers the floor</text:p>
          </table:table-cell>
          <table:table-cell office:value-type="string">
            <text:p>Do you have a rug on your floor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mooth</text:p>
          </table:table-cell>
          <table:table-cell office:value-type="string">
            <text:p>no hills or bumps, good to feel</text:p>
          </table:table-cell>
          <table:table-cell office:value-type="string">
            <text:p>The new road is smooth and nice to drive on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count</text:p>
          </table:table-cell>
          <table:table-cell office:value-type="string">
            <text:p>to try to see how many things there are</text:p>
          </table:table-cell>
          <table:table-cell office:value-type="string">
            <text:p>How high can you count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ort</text:p>
          </table:table-cell>
          <table:table-cell office:value-type="string">
            <text:p>to organize or clean by putting things with other similar things</text:p>
          </table:table-cell>
          <table:table-cell office:value-type="string">
            <text:p>She sorts her pencil case every day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ize</text:p>
          </table:table-cell>
          <table:table-cell office:value-type="string">
            <text:p>how big or small</text:p>
          </table:table-cell>
          <table:table-cell office:value-type="string">
            <text:p>What size drink would you like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hape</text:p>
          </table:table-cell>
          <table:table-cell office:value-type="string">
            <text:p>what something looks like, circle square triangle...</text:p>
          </table:table-cell>
          <table:table-cell office:value-type="string">
            <text:p>His book is shaped like a circl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cket</text:p>
          </table:table-cell>
          <table:table-cell office:value-type="string">
            <text:p>pock-et</text:p>
          </table:table-cell>
          <table:table-cell office:value-type="string">
            <text:p>A little bag on your clothes</text:p>
          </table:table-cell>
          <table:table-cell office:value-type="string">
            <text:p>What do you like to keep in your pockets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ind (n)</text:p>
          </table:table-cell>
          <table:table-cell office:value-type="string">
            <text:p>kind</text:p>
          </table:table-cell>
          <table:table-cell office:value-type="string">
            <text:p>type, one way</text:p>
          </table:table-cell>
          <table:table-cell office:value-type="string">
            <text:p>What kind of ice cream is your favorite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coin</text:p>
          </table:table-cell>
          <table:table-cell office:value-type="string">
            <text:p>small circles that can be used as money</text:p>
          </table:table-cell>
          <table:table-cell office:value-type="string">
            <text:p>He carries a bag full of coins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utton</text:p>
          </table:table-cell>
          <table:table-cell office:value-type="string">
            <text:p>but-ton</text:p>
          </table:table-cell>
          <table:table-cell office:value-type="string">
            <text:p>something you can push to make something else change</text:p>
          </table:table-cell>
          <table:table-cell office:value-type="string">
            <text:p>One of the buttons on my coat brok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ipper</text:p>
          </table:table-cell>
          <table:table-cell office:value-type="string">
            <text:p>zip-per</text:p>
          </table:table-cell>
          <table:table-cell office:value-type="string">
            <text:p>a way to close clothes by using many metal teeth and a small machine</text:p>
          </table:table-cell>
          <table:table-cell office:value-type="string">
            <text:p>This bag uses a zipper to close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office:value-type="string">
            <text:p>You are invited to my birthday party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each</text:p>
          </table:table-cell>
          <table:table-cell office:value-type="string">
            <text:p>every</text:p>
          </table:table-cell>
          <table:table-cell office:value-type="string">
            <text:p>Each student must write their own homework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pour</text:p>
          </table:table-cell>
          <table:table-cell office:value-type="string">
            <text:p>to drop water out of a bowl or cup</text:p>
          </table:table-cell>
          <table:table-cell office:value-type="string">
            <text:p>Can you please pour me a bowl of soup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acker</text:p>
          </table:table-cell>
          <table:table-cell office:value-type="string">
            <text:p>crack-er</text:p>
          </table:table-cell>
          <table:table-cell office:value-type="string">
            <text:p>a flat and dry cake</text:p>
          </table:table-cell>
          <table:table-cell office:value-type="string">
            <text:p>Do you have any crackers to go with this tea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rse eats a sugar cube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aracter</text:p>
          </table:table-cell>
          <table:table-cell office:value-type="string">
            <text:p>char-act-er</text:p>
          </table:table-cell>
          <table:table-cell office:value-type="string">
            <text:p>a person in a story</text:p>
          </table:table-cell>
          <table:table-cell office:value-type="string">
            <text:p>Who is the main character in this story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lace where you can live in a building</text:p>
          </table:table-cell>
          <table:table-cell office:value-type="string">
            <text:p>How many rooms are in your apartment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wet</text:p>
          </table:table-cell>
          <table:table-cell office:value-type="string">
            <text:p>having water</text:p>
          </table:table-cell>
          <table:table-cell office:value-type="string">
            <text:p>Be careful on the wet stairs!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e person, no friends</text:p>
          </table:table-cell>
          <table:table-cell office:value-type="string">
            <text:p>The sad puppy is all alone.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 you like</text:p>
          </table:table-cell>
          <table:table-cell office:value-type="string">
            <text:p>She hugs her mom when she gets home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s are very nois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dent</text:p>
          </table:table-cell>
          <table:table-cell office:value-type="string">
            <text:p>ro-dent</text:p>
          </table:table-cell>
          <table:table-cell office:value-type="string">
            <text:p>a small furry animal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paw</text:p>
          </table:table-cell>
          <table:table-cell office:value-type="string">
            <text:p>a furry animal's hand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underground</text:p>
          </table:table-cell>
          <table:table-cell office:value-type="string">
            <text:p>un-der-ground</text:p>
          </table:table-cell>
          <table:table-cell office:value-type="string">
            <text:p>under the ground, under the floor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kinny</text:p>
          </table:table-cell>
          <table:table-cell office:value-type="string">
            <text:p>skin-ny</text:p>
          </table:table-cell>
          <table:table-cell office:value-type="string">
            <text:p>small, thin, not fat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dy</text:p>
          </table:table-cell>
          <table:table-cell office:value-type="string">
            <text:p>bod-y</text:p>
          </table:table-cell>
          <table:table-cell office:value-type="string">
            <text:p>a part of a person with a heart and bones insid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sual</text:p>
          </table:table-cell>
          <table:table-cell office:value-type="string">
            <text:p>u-su-al</text:p>
          </table:table-cell>
          <table:table-cell office:value-type="string">
            <text:p>normal, not crazy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ibble</text:p>
          </table:table-cell>
          <table:table-cell office:value-type="string">
            <text:p>nib-ble</text:p>
          </table:table-cell>
          <table:table-cell office:value-type="string">
            <text:p>to eat a little bit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chase</text:p>
          </table:table-cell>
          <table:table-cell office:value-type="string">
            <text:p>to run after and try to catch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orever</text:p>
          </table:table-cell>
          <table:table-cell office:value-type="string">
            <text:p>for-ev-er</text:p>
          </table:table-cell>
          <table:table-cell office:value-type="string">
            <text:p>never ending, never stopping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tube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ick (n)</text:p>
          </table:table-cell>
          <table:table-cell office:value-type="string">
            <text:p>stick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luck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riangle</text:p>
          </table:table-cell>
          <table:table-cell office:value-type="string">
            <text:p>tri-ang-l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orest</text:p>
          </table:table-cell>
          <table:table-cell office:value-type="string">
            <text:p>for-es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brigh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hick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pond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splash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ecess</text:p>
          </table:table-cell>
          <table:table-cell office:value-type="string">
            <text:p>re-cess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yground</text:p>
          </table:table-cell>
          <table:table-cell office:value-type="string">
            <text:p>play-ground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 a row</text:p>
          </table:table-cell>
          <table:table-cell office:value-type="string">
            <text:p>in-a-row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ar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climb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ctually</text:p>
          </table:table-cell>
          <table:table-cell office:value-type="string">
            <text:p>act-u-al-ly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 office:value-type="string">
            <text:p>u-nique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mmal</text:p>
          </table:table-cell>
          <table:table-cell office:value-type="string">
            <text:p>mam-mal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breathe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lung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rprise</text:p>
          </table:table-cell>
          <table:table-cell office:value-type="string">
            <text:p>sur-pris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et up</text:p>
          </table:table-cell>
          <table:table-cell office:value-type="string">
            <text:p>set-up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osting</text:p>
          </table:table-cell>
          <table:table-cell office:value-type="string">
            <text:p>frost-ing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bench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ie (v)</text:p>
          </table:table-cell>
          <table:table-cell office:value-type="string">
            <text:p>ti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apkin</text:p>
          </table:table-cell>
          <table:table-cell office:value-type="string">
            <text:p>nap-kin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tting</text:p>
          </table:table-cell>
          <table:table-cell office:value-type="string">
            <text:p>set-ting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scare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liver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crack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pet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tail</text:p>
          </table:table-cell>
          <table:table-cell office:value-type="string">
            <text:p>de-tail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ck and forth</text:p>
          </table:table-cell>
          <table:table-cell office:value-type="string">
            <text:p>back-and-forth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arm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branch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clap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rub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hard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shake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wish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it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lift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stuck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ew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push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enie</text:p>
          </table:table-cell>
          <table:table-cell office:value-type="string">
            <text:p>ge-nie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turn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vase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find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ttle</text:p>
          </table:table-cell>
          <table:table-cell office:value-type="string">
            <text:p>bot-tle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ginning</text:p>
          </table:table-cell>
          <table:table-cell office:value-type="string">
            <text:p>be-gin-ning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uil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ashell</text:p>
          </table:table-cell>
          <table:table-cell office:value-type="string">
            <text:p>sea-shell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eed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j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ddle</text:p>
          </table:table-cell>
          <table:table-cell office:value-type="string">
            <text:p>mid-dl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dull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beak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strich</text:p>
          </table:table-cell>
          <table:table-cell office:value-type="string">
            <text:p>ost-rich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orful</text:p>
          </table:table-cell>
          <table:table-cell office:value-type="string">
            <text:p>col-or-ful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visible</text:p>
          </table:table-cell>
          <table:table-cell office:value-type="string">
            <text:p>in-vis-i-b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rouble</text:p>
          </table:table-cell>
          <table:table-cell office:value-type="string">
            <text:p>troub-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unish</text:p>
          </table:table-cell>
          <table:table-cell office:value-type="string">
            <text:p>pun-ish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ply</text:p>
          </table:table-cell>
          <table:table-cell office:value-type="string">
            <text:p>re-ply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stan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mu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ell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xactly</text:p>
          </table:table-cell>
          <table:table-cell office:value-type="string">
            <text:p>ex-act-ly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div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ar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hatch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arm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ble</text:p>
          </table:table-cell>
          <table:table-cell office:value-type="string">
            <text:p>sta-ble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uffy</text:p>
          </table:table-cell>
          <table:table-cell office:value-type="string">
            <text:p>fluf-fy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iel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12/20/2020</text:date>, <text:time>20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8M22S</meta:editing-duration>
    <meta:editing-cycles>23</meta:editing-cycles>
    <meta:generator>OpenOffice/4.1.6$Win32 OpenOffice.org_project/416m1$Build-9790</meta:generator>
    <dc:date>2020-12-20T20:22:17.71</dc:date>
    <meta:document-statistic meta:table-count="3" meta:cell-count="668" meta:object-count="0"/>
    <meta:user-defined meta:name="Info 1"/>
    <meta:user-defined meta:name="Info 2"/>
    <meta:user-defined meta:name="Info 3"/>
    <meta:user-defined meta:name="Info 4"/>
  </office:meta>
</office:document-meta>
</file>